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8000" fo:border-left="1.5pt solid #008000" fo:border-right="none" fo:border-top="0.74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1.5pt solid #008000" fo:border-right="none" fo:border-top="0.74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8000" style:text-align-source="fix" style:repeat-content="false" fo:border-left="1.5pt solid #008000" fo:border-right="none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style:text-align-source="fix" style:repeat-content="false" fo:border-left="1.5pt solid #008000" fo:border-right="none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8000" style:text-align-source="fix" style:repeat-content="false" fo:border-left="0.74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8000" style:text-align-source="fix" style:repeat-content="false" fo:border-left="0.74pt solid #008000" fo:border-right="none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5pt solid #008000" style:text-align-source="fix" style:repeat-content="false" fo:border-left="0.74pt solid #008000" fo:border-right="none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1.5pt solid #008000" style:text-align-source="fix" style:repeat-content="false" fo:border-left="0.74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8000" style:text-align-source="fix" style:repeat-content="false" fo:border-left="0.74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8000" style:text-align-source="fix" style:repeat-content="false" fo:border-left="0.74pt solid #008000" fo:border-right="1.5pt solid #008000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8000" style:text-align-source="fix" style:repeat-content="false" fo:border-left="0.74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" fo:font-size="10pt" fo:language="fr" fo:country="FR" style:language-asian="ar" style:country-asian="SA" style:font-name-asian="Arial" style:font-size-asian="1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default-cell-style-name="ce8"/>
        <table:table-column table:style-name="co1" table:number-columns-repeated="3" table:default-cell-style-name="ce11"/>
        <table:table-column table:style-name="co1" table:default-cell-style-name="ce16"/>
        <table:table-row table:style-name="ro1">
          <table:table-cell table:style-name="Default" table:number-columns-repeated="6"/>
        </table:table-row>
        <table:table-row table:style-name="ro1">
          <table:table-cell table:style-name="ce1"/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2008" calcext:value-type="float">
            <text:p>2008</text:p>
          </table:table-cell>
          <table:table-cell table:style-name="ce14" office:value-type="float" office:value="2009" calcext:value-type="float">
            <text:p>2009</text:p>
          </table:table-cell>
        </table:table-row>
        <table:table-row table:style-name="ro1">
          <table:table-cell table:style-name="ce2" office:value-type="string" calcext:value-type="string">
            <text:p>Revenu de solidarité active (RSA) socle</text:p>
          </table:table-cell>
          <table:table-cell table:style-name="ce7"/>
          <table:table-cell table:style-name="ce10" table:number-columns-repeated="3"/>
          <table:table-cell table:style-name="ce15" office:value-type="float" office:value="1313.9" calcext:value-type="float">
            <text:p>1313,9</text:p>
          </table:table-cell>
        </table:table-row>
        <table:table-row table:style-name="ro1">
          <table:table-cell office:value-type="string" calcext:value-type="string">
            <text:p>Revenu minimum d'insertion (RMI)</text:p>
          </table:table-cell>
          <table:table-cell office:value-type="float" office:value="1289.5" calcext:value-type="float">
            <text:p>1289,5</text:p>
          </table:table-cell>
          <table:table-cell office:value-type="float" office:value="1278.8" calcext:value-type="float">
            <text:p>1278,8</text:p>
          </table:table-cell>
          <table:table-cell office:value-type="float" office:value="1172.1" calcext:value-type="float">
            <text:p>1172,1</text:p>
          </table:table-cell>
          <table:table-cell office:value-type="float" office:value="1141.9" calcext:value-type="float">
            <text:p>1141,9</text:p>
          </table:table-cell>
          <table:table-cell office:value-type="float" office:value="139.4" calcext:value-type="float">
            <text:p>139,4</text:p>
          </table:table-cell>
        </table:table-row>
        <table:table-row table:style-name="ro1">
          <table:table-cell office:value-type="string" calcext:value-type="string">
            <text:p>Allocation parent isolé (API)</text:p>
          </table:table-cell>
          <table:table-cell office:value-type="float" office:value="206.1" calcext:value-type="float">
            <text:p>206,1</text:p>
          </table:table-cell>
          <table:table-cell office:value-type="float" office:value="217.5" calcext:value-type="float">
            <text:p>217,5</text:p>
          </table:table-cell>
          <table:table-cell office:value-type="float" office:value="205.4" calcext:value-type="float">
            <text:p>205,4</text:p>
          </table:table-cell>
          <table:table-cell office:value-type="float" office:value="200.4" calcext:value-type="float">
            <text:p>200,4</text:p>
          </table:table-cell>
          <table:table-cell office:value-type="float" office:value="29.8" calcext:value-type="float">
            <text:p>29,8</text:p>
          </table:table-cell>
        </table:table-row>
        <table:table-row table:style-name="ro1">
          <table:table-cell office:value-type="string" calcext:value-type="string">
            <text:p>Allocation aux adultes handicapés (AAH)</text:p>
          </table:table-cell>
          <table:table-cell office:value-type="float" office:value="801" calcext:value-type="float">
            <text:p>801</text:p>
          </table:table-cell>
          <table:table-cell office:value-type="float" office:value="804" calcext:value-type="float">
            <text:p>804</text:p>
          </table:table-cell>
          <table:table-cell office:value-type="float" office:value="813.2" calcext:value-type="float">
            <text:p>813,2</text:p>
          </table:table-cell>
          <table:table-cell office:value-type="float" office:value="848.8" calcext:value-type="float">
            <text:p>848,8</text:p>
          </table:table-cell>
          <table:table-cell office:value-type="float" office:value="883.3" calcext:value-type="float">
            <text:p>883,3</text:p>
          </table:table-cell>
        </table:table-row>
        <table:table-row table:style-name="ro1">
          <table:table-cell office:value-type="string" calcext:value-type="string">
            <text:p>Allocation supplémentaire d'invalidité (ASI)</text:p>
          </table:table-cell>
          <table:table-cell office:value-type="float" office:value="112.6" calcext:value-type="float">
            <text:p>112,6</text:p>
          </table:table-cell>
          <table:table-cell office:value-type="float" office:value="101.5" calcext:value-type="float">
            <text:p>101,5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1.9" calcext:value-type="float">
            <text:p>91,9</text:p>
          </table:table-cell>
        </table:table-row>
        <table:table-row table:style-name="ro1">
          <table:table-cell office:value-type="string" calcext:value-type="string">
            <text:p>Allocation de solidarité spécifique (ASS°</text:p>
          </table:table-cell>
          <table:table-cell office:value-type="float" office:value="401.6" calcext:value-type="float">
            <text:p>401,6</text:p>
          </table:table-cell>
          <table:table-cell office:value-type="float" office:value="393.2" calcext:value-type="float">
            <text:p>393,2</text:p>
          </table:table-cell>
          <table:table-cell office:value-type="float" office:value="348.9" calcext:value-type="float">
            <text:p>348,9</text:p>
          </table:table-cell>
          <table:table-cell office:value-type="float" office:value="324" calcext:value-type="float">
            <text:p>324</text:p>
          </table:table-cell>
          <table:table-cell office:value-type="float" office:value="348.4" calcext:value-type="float">
            <text:p>348,4</text:p>
          </table:table-cell>
        </table:table-row>
        <table:table-row table:style-name="ro1">
          <table:table-cell office:value-type="string" calcext:value-type="string">
            <text:p>Allocation d'insertion (AI) ou allocation temporaire d'attente (ATA)</text:p>
          </table:table-cell>
          <table:table-cell office:value-type="float" office:value="34.6" calcext:value-type="float">
            <text:p>34,6</text:p>
          </table:table-cell>
          <table:table-cell office:value-type="float" office:value="23.5" calcext:value-type="float">
            <text:p>23,5</text:p>
          </table:table-cell>
          <table:table-cell office:value-type="float" office:value="22.7" calcext:value-type="float">
            <text:p>22,7</text:p>
          </table:table-cell>
          <table:table-cell office:value-type="float" office:value="25.1" calcext:value-type="float">
            <text:p>25,1</text:p>
          </table:table-cell>
          <table:table-cell office:value-type="float" office:value="35.7" calcext:value-type="float">
            <text:p>35,7</text:p>
          </table:table-cell>
        </table:table-row>
        <table:table-row table:style-name="ro2">
          <table:table-cell office:value-type="string" calcext:value-type="string">
            <text:p>Allocation supplémentaire vieillesse (ASV)</text:p>
            <text:p><text:span text:style-name="T1"> ou allocation de solidarité aux personnes âgées (ASPA)</text:span></text:p>
          </table:table-cell>
          <table:table-cell office:value-type="float" office:value="609.4" calcext:value-type="float">
            <text:p>609,4</text:p>
          </table:table-cell>
          <table:table-cell office:value-type="float" office:value="598.5" calcext:value-type="float">
            <text:p>598,5</text:p>
          </table:table-cell>
          <table:table-cell office:value-type="float" office:value="585.6" calcext:value-type="float">
            <text:p>585,6</text:p>
          </table:table-cell>
          <table:table-cell office:value-type="float" office:value="575.2" calcext:value-type="float">
            <text:p>575,2</text:p>
          </table:table-cell>
          <table:table-cell office:value-type="float" office:value="583.2" calcext:value-type="float">
            <text:p>583,2</text:p>
          </table:table-cell>
        </table:table-row>
        <table:table-row table:style-name="ro1">
          <table:table-cell office:value-type="string" calcext:value-type="string">
            <text:p>Allocation veuvage (AV)</text:p>
          </table:table-cell>
          <table:table-cell office:value-type="float" office:value="6.8" calcext:value-type="float">
            <text:p>6,8</text:p>
          </table:table-cell>
          <table:table-cell office:value-type="float" office:value="6.2" calcext:value-type="float">
            <text:p>6,2</text:p>
          </table:table-cell>
          <table:table-cell office:value-type="float" office:value="5.3" calcext:value-type="float">
            <text:p>5,3</text:p>
          </table:table-cell>
          <table:table-cell office:value-type="float" office:value="5.1" calcext:value-type="float">
            <text:p>5,1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string" calcext:value-type="string">
            <text:p>Allocation équivalent retraite (AER)</text:p>
          </table:table-cell>
          <table:table-cell office:value-type="float" office:value="41.5" calcext:value-type="float">
            <text:p>41,5</text:p>
          </table:table-cell>
          <table:table-cell office:value-type="float" office:value="60" calcext:value-type="float">
            <text:p>60</text:p>
          </table:table-cell>
          <table:table-cell office:value-type="float" office:value="68.4" calcext:value-type="float">
            <text:p>68,4</text:p>
          </table:table-cell>
          <table:table-cell office:value-type="float" office:value="67.3" calcext:value-type="float">
            <text:p>67,3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table:style-name="ce4" office:value-type="string" calcext:value-type="string">
            <text:p>Revenu de solidarité (RSO)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2.7" calcext:value-type="float">
            <text:p>12,7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table:style-name="ce5" office:value-type="string" calcext:value-type="string">
            <text:p>Ensemble</text:p>
          </table:table-cell>
          <table:table-cell table:style-name="ce6" office:value-type="float" office:value="3513.1" calcext:value-type="float">
            <text:p>3513,1</text:p>
          </table:table-cell>
          <table:table-cell table:style-name="ce13" office:value-type="float" office:value="3494.2" calcext:value-type="float">
            <text:p>3494,2</text:p>
          </table:table-cell>
          <table:table-cell table:style-name="ce13" office:value-type="float" office:value="3334.6" calcext:value-type="float">
            <text:p>3334,6</text:p>
          </table:table-cell>
          <table:table-cell table:style-name="ce13" office:value-type="float" office:value="3297.5" calcext:value-type="float">
            <text:p>3297,5</text:p>
          </table:table-cell>
          <table:table-cell table:style-name="ce17" office:value-type="float" office:value="3502.7" calcext:value-type="float">
            <text:p>3502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22:22.779000000</meta:creation-date>
    <dc:date>2018-06-13T16:22:36.030000000</dc:date>
    <meta:editing-duration>PT13S</meta:editing-duration>
    <meta:editing-cycles>1</meta:editing-cycles>
    <meta:document-statistic meta:table-count="1" meta:cell-count="73" meta:object-count="0"/>
    <meta:generator>LibreOffice/5.2.6.2$Windows_X86_64 LibreOffice_project/a3100ed2409ebf1c212f5048fbe377c281438fdc</meta:generator>
  </office:meta>
</office:document-meta>
</file>